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5167c" officeooo:paragraph-rsid="0015167c"/>
    </style:style>
    <style:style style:name="P2" style:family="paragraph" style:parent-style-name="Standard">
      <style:text-properties officeooo:paragraph-rsid="0015167c"/>
    </style:style>
    <style:style style:name="P3" style:family="paragraph" style:parent-style-name="Standard">
      <style:text-properties officeooo:rsid="00154327" officeooo:paragraph-rsid="00154327"/>
    </style:style>
    <style:style style:name="P4" style:family="paragraph" style:parent-style-name="Standard">
      <style:text-properties officeooo:rsid="0015167c" officeooo:paragraph-rsid="0015167c"/>
    </style:style>
    <style:style style:name="P5" style:family="paragraph" style:parent-style-name="Standard">
      <style:text-properties officeooo:rsid="00154327" officeooo:paragraph-rsid="00154327"/>
    </style:style>
    <style:style style:name="P6" style:family="paragraph" style:parent-style-name="Standard">
      <style:text-properties fo:font-style="normal" style:text-underline-style="solid" style:text-underline-width="auto" style:text-underline-color="font-color" fo:font-weight="bold" officeooo:rsid="00154594" officeooo:paragraph-rsid="00154594" style:font-style-asian="normal" style:font-weight-asian="bold" style:font-style-complex="normal" style:font-weight-complex="bold"/>
    </style:style>
    <style:style style:name="P7" style:family="paragraph" style:parent-style-name="Standard">
      <style:text-properties fo:font-style="normal" style:text-underline-style="none" fo:font-weight="normal" officeooo:rsid="00154594" officeooo:paragraph-rsid="00154594" style:font-style-asian="normal" style:font-weight-asian="normal" style:font-style-complex="normal" style:font-weight-complex="normal"/>
    </style:style>
    <style:style style:name="P8" style:family="paragraph" style:parent-style-name="Standard">
      <style:paragraph-properties fo:break-before="page"/>
      <style:text-properties fo:font-style="normal" style:text-underline-style="solid" style:text-underline-width="auto" style:text-underline-color="font-color" fo:font-weight="bold" officeooo:rsid="00154594" officeooo:paragraph-rsid="00154594" style:font-style-asian="normal" style:font-weight-asian="bold" style:font-style-complex="normal" style:font-weight-complex="bold"/>
    </style:style>
    <style:style style:name="T1" style:family="text">
      <style:text-properties officeooo:rsid="0015d03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n mi base de datos quiero guardar los siguientes datos sobre el videojuego:</text:p>
      <text:p text:style-name="P1"/>
      <text:p text:style-name="P1">Quiero guardar todos los personajes jugables, los cuales tienen un daño base, una vida base, recarga de energía, probabilidad de asestar un golpe critico y daño del golpe critico. Ademas queremos guardar sus talentos (habilidades tanto activas como pasivas), sus constelaciones (mejoras que obtiene tu personaje al conseguirlo repetidas veces) y los materiales necesarios para mejorarlo (tanto el nivel de personaje, como los talentos, que se pueden ascender).</text:p>
      <text:p text:style-name="P1"/>
      <text:p text:style-name="P1">Por otro lado los personajes utilizan armas, las cuales tienen un “stat” primario (por lo general siempre es daño, el cual se suma al del personaje) y un “substat” el cual te puede añadir beneficios dependiendo del arma (daño porcentual, probabilidad critica, daño critico, vida, recarga de energía…). También queremos guardar como aumentan ambos stats del arma a medida que suben de nivel y que materiales se necesitan para mejorar el arma.</text:p>
      <text:p text:style-name="P2"/>
      <text:p text:style-name="P1">También queremos guardar los artefactos disponibles en el juego, los cuales pueden ser equipados en los personajes para añadir diferentes atributos al personaje. <text:s/>Hay distintos “sets” de artefactos (como familias de artefactos) y cada familia puede tener 5 partes (casco, reloj, copa, flor y pluma). Cuando combinas estas partes puedes ganar bonificaciones extra, las cuales se producen al equipar un conjunto de dos partes de esta familia o cuatro. Puedes tener dos bonificaciones de nivel 1 (dos partes) al juntar cuatro partes de dos familias (dos de una y dos de otra) independientemente del tipo de parte que sea, o puedes tener una bonificación de nivel 2 al equipar 4 partes de la misma familia de artefactos en ese personaje. Cada personaje puede tener equipados de 0 a 5 artefactos, pero no se pueden repetir, es decir, no puede tener dos cascos equipados, solo puede tener uno, pero puede tener un artefacto de cada tipo hasta sumar 5. Estos artefactos pueden ser mejorados al “sacrificar” otros, es decir, los artefactos son los materiales para mejorar artefactos, pueden llegar hasta el nivel 20 y se clasifican por estrellas (o color). Esta clasificación se mantiene para armas y personajes tambien.</text:p>
      <text:p text:style-name="P2"/>
      <text:p text:style-name="P1">Armas o artefactos de 1 estrella (gris).</text:p>
      <text:p text:style-name="P1">Armas o artefactos de 2 estrella (verde).</text:p>
      <text:p text:style-name="P1">Armas o artefactos de 3 estrella (azul).</text:p>
      <text:p text:style-name="P1">Armas, personajes o artefactos de 4 estrella (morado).</text:p>
      <text:p text:style-name="P1">Armas, personajes o artefactos de 5 estrella (dorado).</text:p>
      <text:p text:style-name="P2"/>
      <text:p text:style-name="P3">Por otro lado hay 2 maneras de mejorar el nivel de los personajes y de las armas. Puedes mejorar un personaje de nivel usando libros de experiencia (que hay libros de nv. 1, 2 y 3) pero llegara un punto en el que para seguir subiendo de nivel deberas “ascender” al personaje, utilizando diferentes materiales que pueden conseguirse derrotando monstruos, recolectando de la naturaleza o superando mazmorras. Esto también se aplica a armas y para subir de ambas formas se requiere cierta cantidad de dinero. </text:p>
      <text:p text:style-name="P3"/>
      <text:p text:style-name="P3">La otra forma de mejora es consiguiendo o un arma o un personaje repetido (en el caso del arma la “refinamos” y en el de personaje aumentamos su “constelación”).</text:p>
      <text:p text:style-name="P3"/>
      <text:p text:style-name="P3">Por último las armas se clasifican en tipos de arma: espadón, espada ligera, arco, catalizador o libro (ambas son lo mismo) y lanza. Un personaje solo puede utilizar un tipo de arma, pero puede usar cualquier arma dentro de ese tipo. Por ejemplo un usuario de espada ligera podrá utilizar todas las espadas ligeras.<text:line-break/></text:p>
      <text:p text:style-name="P8">MODELO RELACIONAL</text:p>
      <text:p text:style-name="P6"/>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18T16:53:52.995000000</meta:creation-date>
    <meta:generator>LibreOffice/7.0.2.2$Windows_X86_64 LibreOffice_project/8349ace3c3162073abd90d81fd06dcfb6b36b994</meta:generator>
    <dc:date>2021-02-21T00:57:30.182000000</dc:date>
    <meta:editing-duration>PT2H38M16S</meta:editing-duration>
    <meta:editing-cycles>2</meta:editing-cycles>
    <meta:document-statistic meta:table-count="0" meta:image-count="0" meta:object-count="0" meta:page-count="2" meta:paragraph-count="13" meta:word-count="558" meta:character-count="3418" meta:non-whitespace-character-count="2870"/>
  </office:meta>
</office:document-meta>
</file>